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e8ae" officeooo:paragraph-rsid="0013e8a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13e8ae" officeooo:paragraph-rsid="0013e8ae" style:font-size-asian="15pt" style:font-weight-asian="bold" style:font-size-complex="15pt" style:font-weight-complex="bold"/>
    </style:style>
    <style:style style:name="P3" style:family="paragraph" style:parent-style-name="Standard">
      <style:paragraph-properties fo:text-align="start" style:justify-single-word="false"/>
      <style:text-properties officeooo:paragraph-rsid="00157843"/>
    </style:style>
    <style:style style:name="P4" style:family="paragraph" style:parent-style-name="Standard" style:list-style-name="L1">
      <style:paragraph-properties fo:text-align="start" style:justify-single-word="false"/>
      <style:text-properties officeooo:paragraph-rsid="00157843"/>
    </style:style>
    <style:style style:name="P5" style:family="paragraph" style:parent-style-name="Standard">
      <style:paragraph-properties fo:text-align="start" style:justify-single-word="false"/>
      <style:text-properties officeooo:paragraph-rsid="00183d3f"/>
    </style:style>
    <style:style style:name="P6" style:family="paragraph" style:parent-style-name="Standard">
      <style:paragraph-properties fo:text-align="start" style:justify-single-word="false"/>
      <style:text-properties officeooo:paragraph-rsid="001c713a"/>
    </style:style>
    <style:style style:name="P7" style:family="paragraph" style:parent-style-name="Standard">
      <style:paragraph-properties fo:text-align="start" style:justify-single-word="false"/>
      <style:text-properties officeooo:paragraph-rsid="001d5d3d"/>
    </style:style>
    <style:style style:name="P8" style:family="paragraph" style:parent-style-name="Standard" style:list-style-name="L2">
      <style:paragraph-properties fo:text-align="start" style:justify-single-word="false"/>
      <style:text-properties officeooo:paragraph-rsid="001fd104"/>
    </style:style>
    <style:style style:name="P9" style:family="paragraph" style:parent-style-name="Standard">
      <style:paragraph-properties fo:text-align="start" style:justify-single-word="false"/>
      <style:text-properties fo:font-size="12pt" fo:font-weight="normal" officeooo:rsid="0013e8ae" officeooo:paragraph-rsid="0013e8a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7843" officeooo:paragraph-rsid="0015784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rsid="001c713a" officeooo:paragraph-rsid="001c713a"/>
    </style:style>
    <style:style style:name="P12" style:family="paragraph" style:parent-style-name="Standard">
      <style:paragraph-properties fo:text-align="start" style:justify-single-word="false"/>
      <style:text-properties officeooo:rsid="001cadb7" officeooo:paragraph-rsid="001cadb7"/>
    </style:style>
    <style:style style:name="P13" style:family="paragraph" style:parent-style-name="Standard">
      <style:paragraph-properties fo:text-align="start" style:justify-single-word="false"/>
      <style:text-properties officeooo:rsid="001d5d3d" officeooo:paragraph-rsid="001d5d3d"/>
    </style:style>
    <style:style style:name="P14" style:family="paragraph" style:parent-style-name="Standard">
      <style:paragraph-properties fo:text-align="start" style:justify-single-word="false"/>
      <style:text-properties officeooo:rsid="001eed27" officeooo:paragraph-rsid="001eed27"/>
    </style:style>
    <style:style style:name="P15" style:family="paragraph" style:parent-style-name="Standard">
      <style:paragraph-properties fo:text-align="start" style:justify-single-word="false"/>
      <style:text-properties officeooo:rsid="001fd104" officeooo:paragraph-rsid="001fd104"/>
    </style:style>
    <style:style style:name="P16" style:family="paragraph" style:parent-style-name="Standard">
      <style:paragraph-properties fo:text-align="start" style:justify-single-word="false"/>
      <style:text-properties officeooo:rsid="001fd104" officeooo:paragraph-rsid="00200b90"/>
    </style:style>
    <style:style style:name="P17" style:family="paragraph" style:parent-style-name="Standard">
      <style:paragraph-properties fo:text-align="start" style:justify-single-word="false"/>
      <style:text-properties officeooo:rsid="00200b90" officeooo:paragraph-rsid="00200b90"/>
    </style:style>
    <style:style style:name="P18" style:family="paragraph" style:parent-style-name="Standard">
      <style:paragraph-properties fo:text-align="start" style:justify-single-word="false"/>
      <style:text-properties officeooo:rsid="00205a41" officeooo:paragraph-rsid="00205a41"/>
    </style:style>
    <style:style style:name="P19" style:family="paragraph" style:parent-style-name="Standard">
      <style:paragraph-properties fo:text-align="start" style:justify-single-word="false"/>
      <style:text-properties officeooo:rsid="00221454" officeooo:paragraph-rsid="00221454"/>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57843" style:font-size-asian="10.5pt" style:font-weight-asian="normal" style:font-size-complex="12pt" style:font-weight-complex="normal"/>
    </style:style>
    <style:style style:name="T3" style:family="text">
      <style:text-properties fo:font-size="12pt" fo:font-weight="normal" officeooo:rsid="00171802" style:font-size-asian="10.5pt" style:font-weight-asian="normal" style:font-size-complex="12pt" style:font-weight-complex="normal"/>
    </style:style>
    <style:style style:name="T4" style:family="text">
      <style:text-properties fo:font-size="12pt" fo:font-weight="normal" officeooo:rsid="00183d3f" style:font-size-asian="10.5pt" style:font-weight-asian="normal" style:font-size-complex="12pt" style:font-weight-complex="normal"/>
    </style:style>
    <style:style style:name="T5" style:family="text">
      <style:text-properties fo:font-size="12pt" fo:font-weight="normal" officeooo:rsid="0019ced7" style:font-size-asian="10.5pt" style:font-weight-asian="normal" style:font-size-complex="12pt" style:font-weight-complex="normal"/>
    </style:style>
    <style:style style:name="T6" style:family="text">
      <style:text-properties fo:font-size="12pt" fo:font-weight="normal" officeooo:rsid="001b0b94" style:font-size-asian="10.5pt" style:font-weight-asian="normal" style:font-size-complex="12pt" style:font-weight-complex="normal"/>
    </style:style>
    <style:style style:name="T7" style:family="text">
      <style:text-properties fo:font-size="12pt" fo:font-weight="normal" officeooo:rsid="001c713a" style:font-size-asian="10.5pt" style:font-weight-asian="normal" style:font-size-complex="12pt" style:font-weight-complex="normal"/>
    </style:style>
    <style:style style:name="T8" style:family="text">
      <style:text-properties fo:font-size="12pt" fo:font-weight="normal" officeooo:rsid="001d5d3d" style:font-size-asian="10.5pt" style:font-weight-asian="normal" style:font-size-complex="12pt" style:font-weight-complex="normal"/>
    </style:style>
    <style:style style:name="T9" style:family="text">
      <style:text-properties fo:font-size="12pt" fo:font-weight="normal" officeooo:rsid="001eed27" style:font-size-asian="10.5pt" style:font-weight-asian="normal" style:font-size-complex="12pt" style:font-weight-complex="normal"/>
    </style:style>
    <style:style style:name="T10" style:family="text">
      <style:text-properties fo:font-size="12pt" fo:font-weight="normal" officeooo:rsid="001fd104" style:font-size-asian="10.5pt" style:font-weight-asian="normal" style:font-size-complex="12pt" style:font-weight-complex="normal"/>
    </style:style>
    <style:style style:name="T11" style:family="text">
      <style:text-properties fo:font-size="12pt" fo:font-weight="normal" officeooo:rsid="00200b90" style:font-size-asian="10.5pt" style:font-weight-asian="normal" style:font-size-complex="12pt" style:font-weight-complex="normal"/>
    </style:style>
    <style:style style:name="T12" style:family="text">
      <style:text-properties fo:font-size="12pt" fo:font-weight="normal" officeooo:rsid="00257d0b" style:font-size-asian="10.5pt" style:font-weight-asian="normal" style:font-size-complex="12pt" style:font-weight-complex="normal"/>
    </style:style>
    <style:style style:name="T13" style:family="text">
      <style:text-properties officeooo:rsid="001c713a"/>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text:p>
      <text:p text:style-name="P2"/>
      <text:p text:style-name="P2">Installing and running OpenFOAM and ParaView</text:p>
      <text:p text:style-name="P2"/>
      <text:p text:style-name="P9">1.1 Introduction to OpenFOAM</text:p>
      <text:p text:style-name="P9"/>
      <text:p text:style-name="P10">OpenFOAM, which stands for Open source Field Operation And Manipulation, is a free and open source CFD toolbox. It is a C++ library / toolkit,used primarily to create executables, known as applications. These applications fall into two <text:span text:style-name="T13">major </text:span>categories:</text:p>
      <text:p text:style-name="P10"/>
      <text:list xml:id="list631017178923650656" text:style-name="L1">
        <text:list-item>
          <text:p text:style-name="P4"><text:span text:style-name="T2">Solvers – designed to solve a specific problem in continuum mechanics.</text:span></text:p>
        </text:list-item>
        <text:list-item>
          <text:p text:style-name="P4"><text:span text:style-name="T2"><text:s/>Utilities - designed to perform tasks that involve data manipulation. </text:span></text:p>
        </text:list-item>
      </text:list>
      <text:p text:style-name="P3"/>
      <text:p text:style-name="P5"><text:span text:style-name="T2">OpenFOAM has </text:span><text:span text:style-name="T4">a vast</text:span><text:span text:style-name="T2"> range of solvers resolving from </text:span>complex fluid flows involving chemical reactions, turbulence and heat transfer, to solid dynamics and electromagnetics.<text:span text:style-name="T2"> The</text:span><text:span text:style-name="T7">se</text:span><text:span text:style-name="T2"> numerical solvers cover both 2-Dimensional and </text:span><text:span text:style-name="T3">3-</text:span><text:span text:style-name="T2">Dimensional problems. </text:span><text:span text:style-name="T4">A comprehensive structure of OpenFOAM can be given as:</text:span></text:p>
      <text:p text:style-name="P5"><text:span text:style-name="T4"><text:s/></text:span></text:p>
      <text:p text:style-name="P14"><text:span text:style-name="T9">f</text:span><text:span text:style-name="T1">igure 1</text:span></text:p>
      <text:p text:style-name="P5"/>
      <text:p text:style-name="P6"><text:span text:style-name="T6">Nowadays, OpenFOAM is extensively us</text:span><text:span text:style-name="T2">ed in academia and industry to solve wide variety of computational problems. </text:span><text:span text:style-name="T6">The</text:span><text:span text:style-name="T5"> paralleliz</text:span><text:span text:style-name="T6">ation capability of OpenFOAM for</text:span><text:span text:style-name="T5"> both </text:span><text:span text:style-name="T6">pre and post-processing of data provides the users with an efficient environment for working.</text:span><text:span text:style-name="T5"> </text:span><text:span text:style-name="T2"><text:s/></text:span><text:span text:style-name="T7">One of the major advantage of using OpenFOAM is that i</text:span><text:span text:style-name="T2">n contrast to any proprietary software, th</text:span><text:span text:style-name="T6">is</text:span><text:span text:style-name="T2"> source code here is accessible and modifiable.</text:span></text:p>
      <text:p text:style-name="P6"/>
      <text:p text:style-name="P11"><text:span text:style-name="T2">1.</text:span><text:span text:style-name="T1">2 Introduction to ParaView</text:span></text:p>
      <text:p text:style-name="P11"/>
      <text:p text:style-name="P12"><text:span text:style-name="T1">ParaView is a multi-platform, open-source software used for data analysis and scientific visualization application.</text:span><text:span text:style-name="T8">It was built based on Visualization Tool-Kit (VTK) libraries.</text:span><text:span text:style-name="T1"> It uses qualitative and quantitative techniques to built the visualization. ParaView was largely developed to analyze huge data sets using distributed memory computing resources. It anal</text:span><text:span text:style-name="T8">y</text:span><text:span text:style-name="T1">zes data interactively both in 3-</text:span><text:span text:style-name="T8">D</text:span><text:span text:style-name="T1">imension as well as programmatically using it's batch processing capabilities. </text:span></text:p>
      <text:p text:style-name="P12"/>
      <text:p text:style-name="P7"><text:span text:style-name="T8">It is a user-friendly data visualization software which utilizes Cmake for its compilation.Paraview is predominantly used for post-processing in OpenFOAM due to its unique ability to </text:span>runs on distributed and shared memory parallel and single processor systems<text:span text:style-name="T8">. </text:span></text:p>
      <text:p text:style-name="P5"/>
      <text:p text:style-name="P13"><text:span text:style-name="T1">OpenFOAM and Paraview can be very easily installed in your systems by mainly following the user manual for installation.</text:span><text:span text:style-name="T2">T</text:span><text:span text:style-name="T1">here are many ways of installing OpenFOAM and ParaView in your systems. Here is this book we will be discussing the basic two ways of installation </text:span><text:span text:style-name="T9">in a LINUX environment</text:span><text:span text:style-name="T1">.</text:span></text:p>
      <text:p text:style-name="P13"/>
      <text:p text:style-name="P14"><text:span text:style-name="T1">1.3 Installation of OpenFOAM and ParaView through Synaptic Pakage Manager</text:span></text:p>
      <text:p text:style-name="P14"/>
      <text:p text:style-name="P14"><text:span text:style-name="T1">Here in this section we will discuss how to install OpenFOAM-</text:span><text:span text:style-name="T10">2.3.0 </text:span><text:span text:style-name="T1">and ParaView-</text:span><text:span text:style-name="T10">4.1.0</text:span><text:span text:style-name="T1"> using Synaptic Package Manager. To understand this chapter our readers should have a prior exposer to LINUX based operating systems along with its basic commands and also some trivial knowledge on Computational Fluid Dyanmics (CFD). </text:span></text:p>
      <text:p text:style-name="P14"/>
      <text:p text:style-name="P14"><text:span text:style-name="T1">In a LINUX operating system, on the left side of your computer screen you can see the Launcher </text:span><text:soft-page-break/><text:span text:style-name="T1">with the list of softwares.</text:span></text:p>
      <text:p text:style-name="P14"><text:span text:style-name="T1"/></text:p>
      <text:p text:style-name="P14"><text:span text:style-name="T1">To install OpenFOAM and ParaView, click on the search box ,Fig.2.1 on top of the Launcher and type Synaptic. This will display the Synaptic Package Manager. Click on it to open.</text:span></text:p>
      <text:p text:style-name="P14"/>
      <text:p text:style-name="P14"><text:span text:style-name="T1">Figure 2</text:span></text:p>
      <text:p text:style-name="P14"/>
      <text:p text:style-name="P14"><text:span text:style-name="T1">Here you would be interrupted with the system authentication. After poviding the system password press enter.</text:span></text:p>
      <text:p text:style-name="P14"/>
      <text:p text:style-name="P14"><text:span text:style-name="T1">Figure 3</text:span></text:p>
      <text:p text:style-name="P14"/>
      <text:p text:style-name="P14"><text:span text:style-name="T1">Once the Synaptic Package Manager is Opened, in the search box type OpenFOAM.</text:span></text:p>
      <text:p text:style-name="P14"/>
      <text:p text:style-name="P14"><text:span text:style-name="T1">Figure </text:span><text:span text:style-name="T10">4</text:span></text:p>
      <text:p text:style-name="P14"/>
      <text:p text:style-name="P15"><text:span text:style-name="T1">You will see both OpenFOAM-2.3.0 and Paraview-4.1.0. Right Click Both of them for</text:span></text:p>
      <text:p text:style-name="P15"><text:span text:style-name="T1">installation and click Apply to install, Fig 2.4. It will take a while for installation depending upon your internet speed.</text:span></text:p>
      <text:p text:style-name="P15"/>
      <text:p text:style-name="P15"><text:span text:style-name="T1">Figure 5</text:span></text:p>
      <text:p text:style-name="P15"/>
      <text:p text:style-name="P15"><text:span text:style-name="T1">1.4 Installation of OpenFOAM and ParaView through OpenFOAM webiste</text:span></text:p>
      <text:p text:style-name="P15"/>
      <text:p text:style-name="P15"><text:span text:style-name="T1">OpenFOAM can also be downloaded and installed through the OpenFOAM website by carrying out the following steps:</text:span></text:p>
      <text:p text:style-name="P15"><text:span text:style-name="T1"/></text:p>
      <text:p text:style-name="P15"><text:span text:style-name="T1">• On your browser type www.openfoam.com/download</text:span></text:p>
      <text:p text:style-name="P15"><text:span text:style-name="T1">• Go to Ubuntu Debian Installation</text:span></text:p>
      <text:p text:style-name="P15"><text:span text:style-name="T1">• Open the terminal window by pressing Ctl+Alt+t keys simultaneously on your keyboard or you can also open it using the search icon on top of the Launch bar</text:span></text:p>
      <text:p text:style-name="P15"><text:span text:style-name="T1">• Under the first point of Installation copy the command line from the website and paste it in your</text:span></text:p>
      <text:p text:style-name="P15"><text:span text:style-name="T1">terminal window</text:span></text:p>
      <text:p text:style-name="P15"/>
      <text:p text:style-name="P15"><text:span text:style-name="T1">figure 6</text:span></text:p>
      <text:p text:style-name="P15"/>
      <text:list xml:id="list2038622722077870819" text:style-name="L2">
        <text:list-item>
          <text:p text:style-name="P8"><text:span text:style-name="T10">For complete installation for OpenFOAM and Paraview follow the steps under</text:span></text:p>
        </text:list-item>
      </text:list>
      <text:p text:style-name="P15"><text:span text:style-name="T1">installation</text:span></text:p>
      <text:p text:style-name="P15"/>
      <text:p text:style-name="P15"/>
      <text:p text:style-name="P15">1.5 Configure OpenFOAM and ParaView</text:p>
      <text:p text:style-name="P15"/>
      <text:p text:style-name="P15"><text:span text:style-name="T1">To configure the installed software we need to source this application by editing the bashrc file. To do this, open a new command terminal and type </text:span></text:p>
      <text:p text:style-name="P15"/>
      <text:p text:style-name="P15"><text:span text:style-name="T1">gedit ∼/.bashrc </text:span></text:p>
      <text:p text:style-name="P15"/>
      <text:p text:style-name="P15"><text:span text:style-name="T1">and press enter.</text:span></text:p>
      <text:p text:style-name="P15"/>
      <text:p text:style-name="P15"><text:span text:style-name="T1">Figure 7</text:span></text:p>
      <text:p text:style-name="P15"/>
      <text:p text:style-name="P15"><text:span text:style-name="T1">After the bashrc file is opened scroll down to the bottom of the file. Then go back to your browser </text:span><text:soft-page-break/><text:span text:style-name="T1">(OpenFOAM download page) and scroll down to User Configuration.</text:span></text:p>
      <text:p text:style-name="P15"/>
      <text:p text:style-name="P16"><text:span text:style-name="T1">Copy the second </text:span><text:span text:style-name="T11">command line</text:span><text:span text:style-name="T1"> </text:span></text:p>
      <text:p text:style-name="P16"><text:span text:style-name="T1"/></text:p>
      <text:p text:style-name="P16"><text:span text:style-name="T1">source /opt/openfoam230/etc/bashrc </text:span></text:p>
      <text:p text:style-name="P16"/>
      <text:p text:style-name="P16"><text:span text:style-name="T1">under this heading and paste it at the bottom of the bashrc file. Save it and close the file.</text:span></text:p>
      <text:p text:style-name="P16"/>
      <text:p text:style-name="P17"><text:span text:style-name="T1">1.6 Test the </text:span><text:span text:style-name="T12">I</text:span><text:span text:style-name="T1">nstalled </text:span><text:span text:style-name="T12">S</text:span><text:span text:style-name="T1">oftware</text:span></text:p>
      <text:p text:style-name="P17"/>
      <text:p text:style-name="P17"><text:span text:style-name="T1">To check weather OpenFOAM is installed properly open a new command terminal and type icoFoam -help and press enter. You will see a ”Usage” message on your terminal screen, Fig 2.7 which shows that the installation is done.</text:span></text:p>
      <text:p text:style-name="P17"/>
      <text:p text:style-name="P17"><text:span text:style-name="T1">Figure 8</text:span></text:p>
      <text:p text:style-name="P17"/>
      <text:p text:style-name="P17"><text:span text:style-name="T1">You may also install OpenFOAM and Paraview by compiling the Source code available under the header of Source Pack Installation on the OpenFOAM website. Download the tar files. Create a folder in your Home directory by the name OpenFOAM and paste the tar files in that folder. Extract the files in that folder. </text:span></text:p>
      <text:p text:style-name="P17"/>
      <text:p text:style-name="P17"><text:span text:style-name="T1">Follow the steps given on the OpenFOAM source pack installation page to complete the installation. Since we compile the source code it might take a few hours to complete.</text:span></text:p>
      <text:p text:style-name="P17"/>
      <text:p text:style-name="P17"><text:span text:style-name="T1">1.7 Creating User Working Directory</text:span></text:p>
      <text:p text:style-name="P17"/>
      <text:p text:style-name="P17"><text:span text:style-name="T1">In this section we will discuss how to create a working directory for the users before proceeding further to with an example case file.</text:span></text:p>
      <text:p text:style-name="P17"/>
      <text:p text:style-name="P17"><text:span text:style-name="T1">Follow the steps given below:</text:span></text:p>
      <text:p text:style-name="P17"><text:span text:style-name="T1"/></text:p>
      <text:p text:style-name="P17"><text:span text:style-name="T1">1. Open up a new terminal and type mkdir -p $FOAM_RUN and press enter</text:span></text:p>
      <text:p text:style-name="P17"><text:span text:style-name="T1">2. Now type cp -r $FOAM_TUTORIALS $FOAM_RUN and press enter.</text:span></text:p>
      <text:p text:style-name="P17"/>
      <text:p text:style-name="P17"><text:span text:style-name="T1">This will copy the tutorials folder into the user's directory.</text:span></text:p>
      <text:p text:style-name="P17"/>
      <text:p text:style-name="P17"><text:span text:style-name="T1">1.8 Running OpenFOAM and ParaView</text:span></text:p>
      <text:p text:style-name="P17"/>
      <text:p text:style-name="P17"><text:span text:style-name="T1">Here in this section we will teach how to run openFOAM and ParaView using an example Lid Driven Cavity case file. This case file is already written in the OpenFOAM tutorial folder. </text:span></text:p>
      <text:p text:style-name="P17"/>
      <text:p text:style-name="P18">This example is a two dimensional problem where the upper plate moves and other three sides of the plate are fixed, 2.8. The solver we use here is icoFoam which is an Transient solver for</text:p>
      <text:p text:style-name="P18">incompressible flow.</text:p>
      <text:p text:style-name="P18"/>
      <text:p text:style-name="P18">Figure 9</text:p>
      <text:p text:style-name="P18"/>
      <text:p text:style-name="P18">In the terminal copy paste the path given below :</text:p>
      <text:p text:style-name="P18"/>
      <text:p text:style-name="P18">cd OpenFOAM/OpenFOAM-2.3.0/run/tutorials/incompressible/icoFoam/cavity</text:p>
      <text:p text:style-name="P18"/>
      <text:p text:style-name="P18">The geometry now needs to be meshed. This can be done using the blockMesh utility of <text:soft-page-break/>OpenFOAM. In the command terminal type blockMesh and press enter which completes the meshing, Fig 2.9</text:p>
      <text:p text:style-name="P18"/>
      <text:p text:style-name="P18">figure 10</text:p>
      <text:p text:style-name="P18"/>
      <text:p text:style-name="P18">Once meshing is done we now run the solver by typing icoFoam in the command terminal. The iteration running can be seen in the terminal window, Fig 2.10. Thus in this section we have learned how to solve a problem case in OpenFOAM.</text:p>
      <text:p text:style-name="P18"/>
      <text:p text:style-name="P18">Figure 11</text:p>
      <text:p text:style-name="P18"/>
      <text:p text:style-name="P18">Now we will learn how to post-process this data. <text:s/>The solution can be Visualized using Paraview. To open ParaView in your terminal type paraFoam and press enter. This will open up the paraview window, Fig 2.11.</text:p>
      <text:p text:style-name="P18"/>
      <text:p text:style-name="P18">figure 12 </text:p>
      <text:p text:style-name="P18"/>
      <text:p text:style-name="P18">Click on the Apply button on the left hand side of the Object Inspector Menu to view the Geometry, Fig2.12.</text:p>
      <text:p text:style-name="P18"/>
      <text:p text:style-name="P18">Figure 13</text:p>
      <text:p text:style-name="P18"/>
      <text:p text:style-name="P18">To check the Boundary conditions scroll down the object inspector menu and go down to mesh parts and uncheck internal mesh option and click Apply. You can see that the geometry disappears, Fig 2.13.</text:p>
      <text:p text:style-name="P18"/>
      <text:p text:style-name="P18">figure 14</text:p>
      <text:p text:style-name="P18"/>
      <text:p text:style-name="P18">Now click on the checkbox for movingWall and fixedWall and click the Apply button. You can see the moving wall and fixedWall in the paraview window, Fig 2.14. Also uncheck the movingWall to see the fixedWalls in the paraview, Fig 2.15.</text:p>
      <text:p text:style-name="P18"/>
      <text:p text:style-name="P18">figure 15</text:p>
      <text:p text:style-name="P18"/>
      <text:p text:style-name="P19">figure 16</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9T21:11:50.570701306</meta:creation-date>
    <meta:generator>LibreOffice/4.2.8.2$Linux_X86_64 LibreOffice_project/420m0$Build-2</meta:generator>
    <dc:date>2015-12-30T07:43:48.262203644</dc:date>
    <meta:editing-duration>PT3H48M8S</meta:editing-duration>
    <meta:editing-cycles>2</meta:editing-cycles>
    <meta:document-statistic meta:table-count="0" meta:image-count="0" meta:object-count="0" meta:page-count="4" meta:paragraph-count="76" meta:word-count="1211" meta:character-count="7482" meta:non-whitespace-character-count="6292"/>
  </office:meta>
</office:document-meta>
</file>